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MapEvent.get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MapEvent.ge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MapEvent.ImageMapEvent( Widget source , String action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